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Bitstream Vera Sans1" svg:font-family="'Bitstream Vera Sans'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Text_20_body">
      <style:text-properties fo:font-size="10pt" style:font-size-asian="10pt" style:font-size-complex="10pt"/>
    </style:style>
    <style:style style:name="P2" style:family="paragraph" style:parent-style-name="Text_20_body" style:list-style-name="L1">
      <style:text-properties fo:font-size="10pt" style:font-size-asian="10pt" style:font-size-complex="10pt"/>
    </style:style>
    <style:style style:name="T1" style:family="text">
      <style:text-properties fo:language="pl" fo:country="P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Wejściówka 2</text:h>
      <text:p text:style-name="Text_20_body"/>
      <text:p text:style-name="P1">Zadanie 1:</text:p>
      <text:p text:style-name="P1">Zaznacz zdania prawdziwe (według prowadzącego --- w przypadku wątpliwości proszę o dyskusję po sprawdzianie!)</text:p>
      <text:p text:style-name="P1"/>
      <text:list xml:id="list1007111687" text:style-name="L1">
        <text:list-item>
          <text:p text:style-name="P2">Do opracowania migracji muszę mieć dostęp do **danych** które ta migracja będzie migrować. </text:p>
        </text:list-item>
        <text:list-item>
          <text:p text:style-name="P2">Jeśli opracujemy schemat "raz a dobrze" migracje nie będą potrzebne</text:p>
        </text:list-item>
        <text:list-item>
          <text:p text:style-name="P2">W SQL łatwo przeprowadzać migracje danych, ponieważ dane mają dobrze zdefiniowaną i sztywną strukturę.</text:p>
        </text:list-item>
        <text:list-item>
          <text:p text:style-name="P2">W trakcie pracy nad bazą danych powinno się posiadać skrypty (pliki sql) tworzące ją od zera. Skrypty te są odpowiednikiem plików źródłowych w innych językach programowania. </text:p>
        </text:list-item>
        <text:list-item>
          <text:p text:style-name="P2">W bazach danych nie da się wyrazić relacji dziedziczenia obiektów (tabel)</text:p>
        </text:list-item>
        <text:list-item>
          <text:p text:style-name="P2">Relację dziedziczenia da się wyrazić tylko w postgresql, ponieważ inne bazy danych nie mają słowa kluczowego INHERITS</text:p>
        </text:list-item>
        <text:list-item>
          <text:p text:style-name="P2">Cała procedura postgresql musi wykonywać się w jednej transakcji</text:p>
          <text:p text:style-name="P2"/>
        </text:list-item>
      </text:list>
      <text:p text:style-name="P1"/>
      <text:p text:style-name="P1">Zadanie 2:</text:p>
      <text:p text:style-name="P1">2pkt, Ile wierszy <text:span text:style-name="T1">i</text:span> kolumn zwróci zapytanie. Dlaczego tak jest? </text:p>
      <text:p text:style-name="Text_20_body"><text:span text:style-name="Source_20_Text"><text:span text:style-name="T2">SELECT $SELECT$ SELECT tabA.A, (SELECT tabB.B FROM B as tabB WHERE tabB.A=tabA.B) FROM A as tabA $SELECT$; </text:span></text:span></text:p>
      <text:p text:style-name="Text_20_body"><text:span text:style-name="Source_20_Text"><text:span text:style-name="T2"/></text:span></text:p>
      <text:p text:style-name="Text_20_body"><text:span text:style-name="Source_20_Text"><text:span text:style-name="T2"/></text:span></text:p>
      <text:p text:style-name="Text_20_body"><text:span text:style-name="Source_20_Text"><text:span text:style-name="T2"/></text:span></text:p>
      <text:p text:style-name="P1">Zadanie 3: Napisałem trigger który zwraca zawsze NULL. Przypisałem go do tablicy "FOO" do wykonywania "AFTER INSERT" oraz "BEFORE UPDATE", co stanie się gdy będę robił inserta do tej tablicy, a co stanie się w razie update. </text:p>
      <text:p text:style-name="P1"/>
      <text:p text:style-name="P1"/>
      <text:p text:style-name="P1"/>
      <text:p text:style-name="P1">Zadanie 4: Czy możemy udostępnić takie zapytanie użytkownikowi aplikacji WWW, do którego nie mamy zaufania: </text:p>
      <text:p text:style-name="Text_20_body"><text:span text:style-name="T2"><text:s text:c="3"/></text:span><text:span text:style-name="Source_20_Text"><text:span text:style-name="T2"><text:s/>CREATE OR REPLACE FUNCTION bar(param character varying)<text:line-break/> <text:s text:c="3"/>RETURNS character varying AS<text:line-break/> <text:s text:c="7"/>$BODY$<text:line-break/> <text:s text:c="11"/>EXECUTE $$ SELECT * FROM "baz" where foo = False and bar = '$$ || $1 || $$'$$ <text:line-break/> <text:s text:c="7"/>$BODY$<text:line-break/> <text:s text:c="3"/>LANGUAGE sql VOLATILE<text:line-break/> <text:s text:c="3"/>COST 100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Bitstream Vera Sans1" svg:font-family="'Bitstream Vera Sans'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Bitstream Ver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Bitstream Vera Sans Mono" style:font-name-asian="Droid Sans1" style:font-name-complex="Bitstream Vera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k Bzdak</meta:initial-creator>
    <meta:creation-date>2013-11-27T14:11:31</meta:creation-date>
    <dc:date>2013-11-27T14:23:27</dc:date>
    <dc:creator>Jacek Bzdak</dc:creator>
    <meta:editing-duration>P0D</meta:editing-duration>
    <meta:editing-cycles>1</meta:editing-cycles>
    <meta:document-statistic meta:table-count="0" meta:image-count="0" meta:object-count="0" meta:page-count="1" meta:paragraph-count="16" meta:word-count="242" meta:character-count="1592" meta:non-whitespace-character-count="1322"/>
    <meta:generator>LibreOffice/3.5$Linux_X86_64 LibreOffice_project/350m1$Build-2</meta:generator>
  </office:meta>
</office:document-meta>
</file>